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77.84mm"/>
    </style:style>
    <style:style style:name="co3" style:family="table-column">
      <style:table-column-properties fo:break-before="auto" style:column-width="6mm"/>
    </style:style>
    <style:style style:name="co4" style:family="table-column">
      <style:table-column-properties fo:break-before="auto" style:column-width="1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14pt solid #000000"/>
    </style:style>
    <style:style style:name="ce2" style:family="table-cell" style:parent-style-name="Default">
      <style:table-cell-properties style:text-align-source="fix" style:repeat-content="false" fo:border="0.14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14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14pt solid #000000"/>
      <style:paragraph-properties fo:text-align="end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1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14pt solid #000000"/>
    </style:style>
    <style:style style:name="ce8" style:family="table-cell" style:parent-style-name="Default">
      <style:table-cell-properties fo:background-color="#ffff00" fo:border="0.14pt solid #000000"/>
    </style:style>
    <style:style style:name="ce9" style:family="table-cell" style:parent-style-name="Default">
      <style:table-cell-properties style:text-align-source="fix" style:repeat-content="false" fo:border="0.14pt solid #000000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 style:data-style-name="N125">
      <style:table-cell-properties style:text-align-source="fix" style:repeat-content="false" fo:border="0.14pt solid #000000" style:vertical-align="middle"/>
      <style:paragraph-properties fo:text-align="start" fo:margin-left="0mm"/>
      <style:text-properties fo:font-size="9pt" style:font-size-asian="9pt" style:font-size-complex="9pt"/>
    </style:style>
    <style:style style:name="ce11" style:family="table-cell" style:parent-style-name="Default" style:data-style-name="N125">
      <style:table-cell-properties style:text-align-source="fix" style:repeat-content="false" fo:border="0.14pt solid #000000" style:vertical-align="middle"/>
      <style:paragraph-properties fo:text-align="end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13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11])))" style:apply-style-name="Untitled1" style:base-cell-address="Sheet1.C11"/>
    </style:style>
    <style:style style:name="ce14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11])))" style:apply-style-name="Untitled1" style:base-cell-address="Sheet1.C11"/>
    </style:style>
    <style:style style:name="ce15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16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18])))" style:apply-style-name="Untitled1" style:base-cell-address="Sheet1.C18"/>
    </style:style>
    <style:style style:name="ce17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20])))" style:apply-style-name="Untitled1" style:base-cell-address="Sheet1.C20"/>
    </style:style>
    <style:style style:name="ce18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23])))" style:apply-style-name="Untitled1" style:base-cell-address="Sheet1.C23"/>
    </style:style>
    <style:style style:name="ce19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24])))" style:apply-style-name="Untitled1" style:base-cell-address="Sheet1.C24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23])))" style:apply-style-name="Untitled1" style:base-cell-address="Sheet1.C23"/>
    </style:style>
    <style:style style:name="ce21" style:family="table-cell" style:parent-style-name="Default" style:data-style-name="N126">
      <style:table-cell-properties fo:border="0.06pt solid #000000"/>
      <style:text-properties fo:font-size="7pt" style:font-size-asian="7pt" style:font-size-complex="7pt"/>
    </style:style>
    <style:style style:name="ce22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F17])))" style:apply-style-name="Untitled1" style:base-cell-address="Sheet1.F17"/>
    </style:style>
    <style:style style:name="ce23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J15])))" style:apply-style-name="Untitled1" style:base-cell-address="Sheet1.J15"/>
    </style:style>
    <style:style style:name="ce24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J15])))" style:apply-style-name="Untitled1" style:base-cell-address="Sheet1.J15"/>
    </style:style>
    <style:style style:name="ce25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26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M15])))" style:apply-style-name="Untitled1" style:base-cell-address="Sheet1.M15"/>
    </style:style>
    <style:style style:name="ce27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M15])))" style:apply-style-name="Untitled1" style:base-cell-address="Sheet1.M15"/>
    </style:style>
    <style:style style:name="ce28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29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Q12])))" style:apply-style-name="Untitled1" style:base-cell-address="Sheet1.Q12"/>
    </style:style>
    <style:style style:name="ce30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31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32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Q20])))" style:apply-style-name="Untitled1" style:base-cell-address="Sheet1.Q20"/>
    </style:style>
    <style:style style:name="ce34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U19])))" style:apply-style-name="Untitled1" style:base-cell-address="Sheet1.U19"/>
    </style:style>
    <style:style style:name="ce35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V21])))" style:apply-style-name="Untitled1" style:base-cell-address="Sheet1.V21"/>
    </style:style>
    <style:style style:name="ce37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X13])))" style:apply-style-name="Untitled1" style:base-cell-address="Sheet1.X13"/>
    </style:style>
    <style:style style:name="ce38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A21])))" style:apply-style-name="Untitled1" style:base-cell-address="Sheet1.AA21"/>
    </style:style>
    <style:style style:name="ce39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B13])))" style:apply-style-name="Untitled1" style:base-cell-address="Sheet1.AB13"/>
    </style:style>
    <style:style style:name="ce40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B21])))" style:apply-style-name="Untitled1" style:base-cell-address="Sheet1.AB21"/>
    </style:style>
  </office:automatic-styles>
  <office:body>
    <office:spreadsheet>
      <table:calculation-settings table:automatic-find-labels="false"/>
      <table:table table:name="Sheet1" table:style-name="ta1" table:print-ranges="Sheet1.A3:Sheet1.AB24">
        <table:table-column table:style-name="co1" table:default-cell-style-name="ce3"/>
        <table:table-column table:style-name="co2" table:default-cell-style-name="ce1"/>
        <table:table-column table:style-name="co3" table:number-columns-repeated="26" table:default-cell-style-name="ce12"/>
        <table:table-column table:style-name="co4" table:number-columns-repeated="47" table:default-cell-style-name="Default"/>
        <table:table-row table:style-name="ro1" table:number-rows-repeated="2">
          <table:table-cell table:style-name="Default" table:number-columns-repeated="28"/>
          <table:table-cell table:number-columns-repeated="47"/>
        </table:table-row>
        <table:table-row table:style-name="ro1">
          <table:table-cell table:style-name="ce1"/>
          <table:table-cell table:style-name="ce5" office:value-type="string" calcext:value-type="string">
            <text:p>Week No. (#) / Week Start (DD-MM)</text:p>
          </table:table-cell>
          <table:table-cell table:style-name="ce9" office:value-type="float" office:value="-3" calcext:value-type="float">
            <text:p>-3</text:p>
          </table:table-cell>
          <table:table-cell table:style-name="ce9" table:formula="of:=[.C3]+1" office:value-type="float" office:value="-2" calcext:value-type="float">
            <text:p>-2</text:p>
          </table:table-cell>
          <table:table-cell table:style-name="ce9" table:formula="of:=[.D3]+1" office:value-type="float" office:value="-1" calcext:value-type="float">
            <text:p>-1</text:p>
          </table:table-cell>
          <table:table-cell table:style-name="ce9" table:formula="of:=[.E3]+1" office:value-type="float" office:value="0" calcext:value-type="float">
            <text:p>0</text:p>
          </table:table-cell>
          <table:table-cell table:style-name="ce9" table:formula="of:=[.F3]+1" office:value-type="float" office:value="1" calcext:value-type="float">
            <text:p>1</text:p>
          </table:table-cell>
          <table:table-cell table:style-name="ce9" table:formula="of:=[.G3]+1" office:value-type="float" office:value="2" calcext:value-type="float">
            <text:p>2</text:p>
          </table:table-cell>
          <table:table-cell table:style-name="ce9" table:formula="of:=[.H3]+1" office:value-type="float" office:value="3" calcext:value-type="float">
            <text:p>3</text:p>
          </table:table-cell>
          <table:table-cell table:style-name="ce9" table:formula="of:=[.I3]+1" office:value-type="float" office:value="4" calcext:value-type="float">
            <text:p>4</text:p>
          </table:table-cell>
          <table:table-cell table:style-name="ce9" table:formula="of:=[.J3]+1" office:value-type="float" office:value="5" calcext:value-type="float">
            <text:p>5</text:p>
          </table:table-cell>
          <table:table-cell table:style-name="ce9" table:formula="of:=[.K3]+1" office:value-type="float" office:value="6" calcext:value-type="float">
            <text:p>6</text:p>
          </table:table-cell>
          <table:table-cell table:style-name="ce9" table:formula="of:=[.L3]+1" office:value-type="float" office:value="7" calcext:value-type="float">
            <text:p>7</text:p>
          </table:table-cell>
          <table:table-cell table:style-name="ce9" table:formula="of:=[.M3]+1" office:value-type="float" office:value="8" calcext:value-type="float">
            <text:p>8</text:p>
          </table:table-cell>
          <table:table-cell table:style-name="ce9" table:formula="of:=[.N3]+1" office:value-type="float" office:value="9" calcext:value-type="float">
            <text:p>9</text:p>
          </table:table-cell>
          <table:table-cell table:style-name="ce9" table:formula="of:=[.O3]+1" office:value-type="float" office:value="10" calcext:value-type="float">
            <text:p>10</text:p>
          </table:table-cell>
          <table:table-cell table:style-name="ce9" table:formula="of:=[.P3]+1" office:value-type="float" office:value="11" calcext:value-type="float">
            <text:p>11</text:p>
          </table:table-cell>
          <table:table-cell table:style-name="ce9" table:formula="of:=[.Q3]+1" office:value-type="float" office:value="12" calcext:value-type="float">
            <text:p>12</text:p>
          </table:table-cell>
          <table:table-cell table:style-name="ce9" table:formula="of:=[.R3]+1" office:value-type="float" office:value="13" calcext:value-type="float">
            <text:p>13</text:p>
          </table:table-cell>
          <table:table-cell table:style-name="ce9" table:formula="of:=[.S3]+1" office:value-type="float" office:value="14" calcext:value-type="float">
            <text:p>14</text:p>
          </table:table-cell>
          <table:table-cell table:style-name="ce9" table:formula="of:=[.T3]+1" office:value-type="float" office:value="15" calcext:value-type="float">
            <text:p>15</text:p>
          </table:table-cell>
          <table:table-cell table:style-name="ce9" table:formula="of:=[.U3]+1" office:value-type="float" office:value="16" calcext:value-type="float">
            <text:p>16</text:p>
          </table:table-cell>
          <table:table-cell table:style-name="ce9" table:formula="of:=[.V3]+1" office:value-type="float" office:value="17" calcext:value-type="float">
            <text:p>17</text:p>
          </table:table-cell>
          <table:table-cell table:style-name="ce9" table:formula="of:=[.W3]+1" office:value-type="float" office:value="18" calcext:value-type="float">
            <text:p>18</text:p>
          </table:table-cell>
          <table:table-cell table:style-name="ce9" table:formula="of:=[.X3]+1" office:value-type="float" office:value="19" calcext:value-type="float">
            <text:p>19</text:p>
          </table:table-cell>
          <table:table-cell table:style-name="ce9" table:formula="of:=[.Y3]+1" office:value-type="float" office:value="20" calcext:value-type="float">
            <text:p>20</text:p>
          </table:table-cell>
          <table:table-cell table:style-name="ce9" table:formula="of:=[.Z3]+1" office:value-type="float" office:value="21" calcext:value-type="float">
            <text:p>21</text:p>
          </table:table-cell>
          <table:table-cell table:style-name="ce9" table:formula="of:=[.AA3]+1" office:value-type="float" office:value="22" calcext:value-type="float">
            <text:p>2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1" table:number-rows-spanned="2">
            <text:p>No.</text:p>
          </table:table-cell>
          <table:table-cell table:style-name="ce6" office:value-type="string" calcext:value-type="string" table:number-columns-spanned="1" table:number-rows-spanned="2">
            <text:p>Task Name</text:p>
          </table:table-cell>
          <table:table-cell table:style-name="ce10" table:formula="of:=DAY([.C28])" office:value-type="float" office:value="4" calcext:value-type="float">
            <text:p>04</text:p>
          </table:table-cell>
          <table:table-cell table:style-name="ce10" table:formula="of:=DAY([.D28])" office:value-type="float" office:value="11" calcext:value-type="float">
            <text:p>11</text:p>
          </table:table-cell>
          <table:table-cell table:style-name="ce10" table:formula="of:=DAY([.E28])" office:value-type="float" office:value="18" calcext:value-type="float">
            <text:p>18</text:p>
          </table:table-cell>
          <table:table-cell table:style-name="ce10" table:formula="of:=DAY([.F28])" office:value-type="float" office:value="25" calcext:value-type="float">
            <text:p>25</text:p>
          </table:table-cell>
          <table:table-cell table:style-name="ce10" table:formula="of:=DAY([.G28])" office:value-type="float" office:value="1" calcext:value-type="float">
            <text:p>01</text:p>
          </table:table-cell>
          <table:table-cell table:style-name="ce10" table:formula="of:=DAY([.H28])" office:value-type="float" office:value="8" calcext:value-type="float">
            <text:p>08</text:p>
          </table:table-cell>
          <table:table-cell table:style-name="ce10" table:formula="of:=DAY([.I28])" office:value-type="float" office:value="15" calcext:value-type="float">
            <text:p>15</text:p>
          </table:table-cell>
          <table:table-cell table:style-name="ce10" table:formula="of:=DAY([.J28])" office:value-type="float" office:value="22" calcext:value-type="float">
            <text:p>22</text:p>
          </table:table-cell>
          <table:table-cell table:style-name="ce10" table:formula="of:=DAY([.K28])" office:value-type="float" office:value="29" calcext:value-type="float">
            <text:p>29</text:p>
          </table:table-cell>
          <table:table-cell table:style-name="ce10" table:formula="of:=DAY([.L28])" office:value-type="float" office:value="6" calcext:value-type="float">
            <text:p>06</text:p>
          </table:table-cell>
          <table:table-cell table:style-name="ce10" table:formula="of:=DAY([.M28])" office:value-type="float" office:value="13" calcext:value-type="float">
            <text:p>13</text:p>
          </table:table-cell>
          <table:table-cell table:style-name="ce10" table:formula="of:=DAY([.N28])" office:value-type="float" office:value="20" calcext:value-type="float">
            <text:p>20</text:p>
          </table:table-cell>
          <table:table-cell table:style-name="ce10" table:formula="of:=DAY([.O28])" office:value-type="float" office:value="27" calcext:value-type="float">
            <text:p>27</text:p>
          </table:table-cell>
          <table:table-cell table:style-name="ce10" table:formula="of:=DAY([.P28])" office:value-type="float" office:value="3" calcext:value-type="float">
            <text:p>03</text:p>
          </table:table-cell>
          <table:table-cell table:style-name="ce10" table:formula="of:=DAY([.Q28])" office:value-type="float" office:value="10" calcext:value-type="float">
            <text:p>10</text:p>
          </table:table-cell>
          <table:table-cell table:style-name="ce10" table:formula="of:=DAY([.R28])" office:value-type="float" office:value="17" calcext:value-type="float">
            <text:p>17</text:p>
          </table:table-cell>
          <table:table-cell table:style-name="ce10" table:formula="of:=DAY([.S28])" office:value-type="float" office:value="24" calcext:value-type="float">
            <text:p>24</text:p>
          </table:table-cell>
          <table:table-cell table:style-name="ce10" table:formula="of:=DAY([.T28])" office:value-type="float" office:value="1" calcext:value-type="float">
            <text:p>01</text:p>
          </table:table-cell>
          <table:table-cell table:style-name="ce10" table:formula="of:=DAY([.U28])" office:value-type="float" office:value="8" calcext:value-type="float">
            <text:p>08</text:p>
          </table:table-cell>
          <table:table-cell table:style-name="ce10" table:formula="of:=DAY([.V28])" office:value-type="float" office:value="15" calcext:value-type="float">
            <text:p>15</text:p>
          </table:table-cell>
          <table:table-cell table:style-name="ce10" table:formula="of:=DAY([.W28])" office:value-type="float" office:value="22" calcext:value-type="float">
            <text:p>22</text:p>
          </table:table-cell>
          <table:table-cell table:style-name="ce10" table:formula="of:=DAY([.X28])" office:value-type="float" office:value="29" calcext:value-type="float">
            <text:p>29</text:p>
          </table:table-cell>
          <table:table-cell table:style-name="ce10" table:formula="of:=DAY([.Y28])" office:value-type="float" office:value="5" calcext:value-type="float">
            <text:p>05</text:p>
          </table:table-cell>
          <table:table-cell table:style-name="ce10" table:formula="of:=DAY([.Z28])" office:value-type="float" office:value="12" calcext:value-type="float">
            <text:p>12</text:p>
          </table:table-cell>
          <table:table-cell table:style-name="ce10" table:formula="of:=DAY([.AA28])" office:value-type="float" office:value="19" calcext:value-type="float">
            <text:p>19</text:p>
          </table:table-cell>
          <table:table-cell table:style-name="ce10" table:formula="of:=DAY([.AB28])" office:value-type="float" office:value="26" calcext:value-type="float">
            <text:p>26</text:p>
          </table:table-cell>
          <table:table-cell table:number-columns-repeated="47"/>
        </table:table-row>
        <table:table-row table:style-name="ro1">
          <table:covered-table-cell table:style-name="ce2"/>
          <table:covered-table-cell table:style-name="ce6"/>
          <table:table-cell table:style-name="ce11" table:formula="of:=MONTH([.C28])" office:value-type="float" office:value="3" calcext:value-type="float">
            <text:p>03</text:p>
          </table:table-cell>
          <table:table-cell table:style-name="ce11" table:formula="of:=MONTH([.D28])" office:value-type="float" office:value="3" calcext:value-type="float">
            <text:p>03</text:p>
          </table:table-cell>
          <table:table-cell table:style-name="ce11" table:formula="of:=MONTH([.E28])" office:value-type="float" office:value="3" calcext:value-type="float">
            <text:p>03</text:p>
          </table:table-cell>
          <table:table-cell table:style-name="ce11" table:formula="of:=MONTH([.F28])" office:value-type="float" office:value="3" calcext:value-type="float">
            <text:p>03</text:p>
          </table:table-cell>
          <table:table-cell table:style-name="ce11" table:formula="of:=MONTH([.G28])" office:value-type="float" office:value="4" calcext:value-type="float">
            <text:p>04</text:p>
          </table:table-cell>
          <table:table-cell table:style-name="ce11" table:formula="of:=MONTH([.H28])" office:value-type="float" office:value="4" calcext:value-type="float">
            <text:p>04</text:p>
          </table:table-cell>
          <table:table-cell table:style-name="ce11" table:formula="of:=MONTH([.I28])" office:value-type="float" office:value="4" calcext:value-type="float">
            <text:p>04</text:p>
          </table:table-cell>
          <table:table-cell table:style-name="ce11" table:formula="of:=MONTH([.J28])" office:value-type="float" office:value="4" calcext:value-type="float">
            <text:p>04</text:p>
          </table:table-cell>
          <table:table-cell table:style-name="ce11" table:formula="of:=MONTH([.K28])" office:value-type="float" office:value="4" calcext:value-type="float">
            <text:p>04</text:p>
          </table:table-cell>
          <table:table-cell table:style-name="ce11" table:formula="of:=MONTH([.L28])" office:value-type="float" office:value="5" calcext:value-type="float">
            <text:p>05</text:p>
          </table:table-cell>
          <table:table-cell table:style-name="ce11" table:formula="of:=MONTH([.M28])" office:value-type="float" office:value="5" calcext:value-type="float">
            <text:p>05</text:p>
          </table:table-cell>
          <table:table-cell table:style-name="ce11" table:formula="of:=MONTH([.N28])" office:value-type="float" office:value="5" calcext:value-type="float">
            <text:p>05</text:p>
          </table:table-cell>
          <table:table-cell table:style-name="ce11" table:formula="of:=MONTH([.O28])" office:value-type="float" office:value="5" calcext:value-type="float">
            <text:p>05</text:p>
          </table:table-cell>
          <table:table-cell table:style-name="ce11" table:formula="of:=MONTH([.P28])" office:value-type="float" office:value="6" calcext:value-type="float">
            <text:p>06</text:p>
          </table:table-cell>
          <table:table-cell table:style-name="ce11" table:formula="of:=MONTH([.Q28])" office:value-type="float" office:value="6" calcext:value-type="float">
            <text:p>06</text:p>
          </table:table-cell>
          <table:table-cell table:style-name="ce11" table:formula="of:=MONTH([.R28])" office:value-type="float" office:value="6" calcext:value-type="float">
            <text:p>06</text:p>
          </table:table-cell>
          <table:table-cell table:style-name="ce11" table:formula="of:=MONTH([.S28])" office:value-type="float" office:value="6" calcext:value-type="float">
            <text:p>06</text:p>
          </table:table-cell>
          <table:table-cell table:style-name="ce11" table:formula="of:=MONTH([.T28])" office:value-type="float" office:value="7" calcext:value-type="float">
            <text:p>07</text:p>
          </table:table-cell>
          <table:table-cell table:style-name="ce11" table:formula="of:=MONTH([.U28])" office:value-type="float" office:value="7" calcext:value-type="float">
            <text:p>07</text:p>
          </table:table-cell>
          <table:table-cell table:style-name="ce11" table:formula="of:=MONTH([.V28])" office:value-type="float" office:value="7" calcext:value-type="float">
            <text:p>07</text:p>
          </table:table-cell>
          <table:table-cell table:style-name="ce11" table:formula="of:=MONTH([.W28])" office:value-type="float" office:value="7" calcext:value-type="float">
            <text:p>07</text:p>
          </table:table-cell>
          <table:table-cell table:style-name="ce11" table:formula="of:=MONTH([.X28])" office:value-type="float" office:value="7" calcext:value-type="float">
            <text:p>07</text:p>
          </table:table-cell>
          <table:table-cell table:style-name="ce11" table:formula="of:=MONTH([.Y28])" office:value-type="float" office:value="8" calcext:value-type="float">
            <text:p>08</text:p>
          </table:table-cell>
          <table:table-cell table:style-name="ce11" table:formula="of:=MONTH([.Z28])" office:value-type="float" office:value="8" calcext:value-type="float">
            <text:p>08</text:p>
          </table:table-cell>
          <table:table-cell table:style-name="ce11" table:formula="of:=MONTH([.AA28])" office:value-type="float" office:value="8" calcext:value-type="float">
            <text:p>08</text:p>
          </table:table-cell>
          <table:table-cell table:style-name="ce11" table:formula="of:=MONTH([.AB28])" office:value-type="float" office:value="8" calcext:value-type="float">
            <text:p>0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Literature Sear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Approval / Submission of Proj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Collection / Formatting of data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Configure stereo network (able to train, test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2.1</text:p>
          </table:table-cell>
          <table:table-cell table:style-name="ce7" office:value-type="string" calcext:value-type="string">
            <text:p>Modularize stereo network (use as library)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7"/>
          <table:table-cell table:style-name="ce25" table:number-columns-repeated="16"/>
          <table:table-cell table:number-columns-repeated="47"/>
        </table:table-row>
        <table:table-row table:style-name="ro1">
          <table:table-cell office:value-type="string" calcext:value-type="string">
            <text:p>2.2</text:p>
          </table:table-cell>
          <table:table-cell table:style-name="ce7" office:value-type="string" calcext:value-type="string">
            <text:p>Setup stereo-point cloud convers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6"/>
          <table:table-cell table:number-columns-repeated="63"/>
        </table:table-row>
        <table:table-row table:style-name="ro1">
          <table:table-cell office:value-type="string" calcext:value-type="string">
            <text:p>3.0</text:p>
          </table:table-cell>
          <table:table-cell table:style-name="ce8" office:value-type="string" calcext:value-type="string">
            <text:p>Configure point network (able to train, tes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9" table:number-columns-repeated="12"/>
          <table:table-cell table:number-columns-repeated="47"/>
        </table:table-row>
        <table:table-row table:style-name="ro1">
          <table:table-cell office:value-type="string" calcext:value-type="string">
            <text:p>4.0</text:p>
          </table:table-cell>
          <table:table-cell table:style-name="ce7" office:value-type="string" calcext:value-type="string">
            <text:p>Modify point network to accept stereo dat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3"/>
          <table:table-cell table:style-name="ce39"/>
          <table:table-cell table:number-columns-repeated="47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Train point network on new dat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Test, evaluate point network on new data</text:p>
          </table:table-cell>
          <table:table-cell table:number-columns-repeated="7"/>
          <table:table-cell table:style-name="ce23" table:number-columns-repeated="3"/>
          <table:table-cell table:style-name="ce26" table:number-columns-repeated="2"/>
          <table:table-cell/>
          <table:table-cell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.3</text:p>
          </table:table-cell>
          <table:table-cell table:style-name="ce8" office:value-type="string" calcext:value-type="string">
            <text:p>Obtain results for modified point network</text:p>
          </table:table-cell>
          <table:table-cell table:style-name="ce15" table:number-columns-repeated="7"/>
          <table:table-cell table:style-name="ce24" table:number-columns-repeated="3"/>
          <table:table-cell table:style-name="ce27" table:number-columns-repeated="2"/>
          <table:table-cell table:style-name="ce15" table:number-columns-repeated="2"/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4"/>
          <table:table-cell table:number-columns-repeated="47"/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Thesis first draft creation</text:p>
          </table:table-cell>
          <table:table-cell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number-columns-repeated="2"/>
          <table:table-cell table:style-name="ce30" table:number-columns-repeated="7"/>
          <table:table-cell table:number-columns-repeated="52"/>
        </table:table-row>
        <table:table-row table:style-name="ro1">
          <table:table-cell office:value-type="string" calcext:value-type="string">
            <text:p>5.1</text:p>
          </table:table-cell>
          <table:table-cell table:style-name="ce8" office:value-type="string" calcext:value-type="string">
            <text:p>Thesis first draft review (50% done)</text:p>
          </table:table-cell>
          <table:table-cell table:style-name="ce16" table:number-columns-repeated="11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30" table:number-columns-repeated="7"/>
          <table:table-cell table:number-columns-repeated="52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Thesis second draft creation</text:p>
          </table:table-cell>
          <table:table-cell table:number-columns-repeated="11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3"/>
          <table:table-cell table:number-columns-repeated="49"/>
        </table:table-row>
        <table:table-row table:style-name="ro1">
          <table:table-cell office:value-type="string" calcext:value-type="string">
            <text:p>5.3</text:p>
          </table:table-cell>
          <table:table-cell table:style-name="ce8" office:value-type="string" calcext:value-type="string">
            <text:p>Thesis second draft review (80% done)</text:p>
          </table:table-cell>
          <table:table-cell table:style-name="ce17" table:number-columns-repeated="14"/>
          <table:table-cell table:style-name="ce33" table:number-columns-repeated="4"/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Thesis final draft creation</text:p>
          </table:table-cell>
          <table:table-cell table:number-columns-repeated="19"/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8"/>
          <table:table-cell table:style-name="ce40"/>
          <table:table-cell table:number-columns-repeated="47"/>
        </table:table-row>
        <table:table-row table:style-name="ro1">
          <table:table-cell office:value-type="string" calcext:value-type="string">
            <text:p>5.5</text:p>
          </table:table-cell>
          <table:table-cell table:style-name="ce8" office:value-type="string" calcext:value-type="string">
            <text:p>Thesis final draft review (99% done)</text:p>
          </table:table-cell>
          <table:table-cell table:number-columns-repeated="14"/>
          <table:table-cell table:style-name="ce30" table:number-columns-repeated="5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Thesis submission</text:p>
          </table:table-cell>
          <table:table-cell table:style-name="ce18" table:number-columns-repeated="25"/>
          <table:table-cell table:style-name="ce18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Presentation submission</text:p>
          </table:table-cell>
          <table:table-cell table:style-name="ce19" table:number-columns-repeated="25"/>
          <table:table-cell table:style-name="ce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4" table:number-columns-repeated="2"/>
          <table:table-cell table:style-name="ce20" table:number-columns-repeated="26"/>
          <table:table-cell table:number-columns-repeated="47"/>
        </table:table-row>
        <table:table-row table:style-name="ro1" table:number-rows-repeated="2">
          <table:table-cell table:style-name="Default" table:number-columns-repeated="28"/>
          <table:table-cell table:number-columns-repeated="47"/>
        </table:table-row>
        <table:table-row table:style-name="ro1">
          <table:table-cell table:style-name="Default" table:number-columns-repeated="2"/>
          <table:table-cell table:style-name="ce21" office:value-type="date" office:date-value="2019-03-04" calcext:value-type="date">
            <text:p>43</text:p>
          </table:table-cell>
          <table:table-cell table:style-name="ce21" table:formula="of:=[.C28]+7" office:value-type="date" office:date-value="2019-03-11" calcext:value-type="date">
            <text:p>113</text:p>
          </table:table-cell>
          <table:table-cell table:style-name="ce21" table:formula="of:=[.D28]+7" office:value-type="date" office:date-value="2019-03-18" calcext:value-type="date">
            <text:p>183</text:p>
          </table:table-cell>
          <table:table-cell table:style-name="ce21" table:formula="of:=[.E28]+7" office:value-type="date" office:date-value="2019-03-25" calcext:value-type="date">
            <text:p>253</text:p>
          </table:table-cell>
          <table:table-cell table:style-name="ce21" table:formula="of:=[.F28]+7" office:value-type="date" office:date-value="2019-04-01" calcext:value-type="date">
            <text:p>14</text:p>
          </table:table-cell>
          <table:table-cell table:style-name="ce21" table:formula="of:=[.G28]+7" office:value-type="date" office:date-value="2019-04-08" calcext:value-type="date">
            <text:p>84</text:p>
          </table:table-cell>
          <table:table-cell table:style-name="ce21" table:formula="of:=[.H28]+7" office:value-type="date" office:date-value="2019-04-15" calcext:value-type="date">
            <text:p>154</text:p>
          </table:table-cell>
          <table:table-cell table:style-name="ce21" table:formula="of:=[.I28]+7" office:value-type="date" office:date-value="2019-04-22" calcext:value-type="date">
            <text:p>224</text:p>
          </table:table-cell>
          <table:table-cell table:style-name="ce21" table:formula="of:=[.J28]+7" office:value-type="date" office:date-value="2019-04-29" calcext:value-type="date">
            <text:p>294</text:p>
          </table:table-cell>
          <table:table-cell table:style-name="ce21" table:formula="of:=[.K28]+7" office:value-type="date" office:date-value="2019-05-06" calcext:value-type="date">
            <text:p>65</text:p>
          </table:table-cell>
          <table:table-cell table:style-name="ce21" table:formula="of:=[.L28]+7" office:value-type="date" office:date-value="2019-05-13" calcext:value-type="date">
            <text:p>135</text:p>
          </table:table-cell>
          <table:table-cell table:style-name="ce21" table:formula="of:=[.M28]+7" office:value-type="date" office:date-value="2019-05-20" calcext:value-type="date">
            <text:p>205</text:p>
          </table:table-cell>
          <table:table-cell table:style-name="ce21" table:formula="of:=[.N28]+7" office:value-type="date" office:date-value="2019-05-27" calcext:value-type="date">
            <text:p>275</text:p>
          </table:table-cell>
          <table:table-cell table:style-name="ce21" table:formula="of:=[.O28]+7" office:value-type="date" office:date-value="2019-06-03" calcext:value-type="date">
            <text:p>36</text:p>
          </table:table-cell>
          <table:table-cell table:style-name="ce21" table:formula="of:=[.P28]+7" office:value-type="date" office:date-value="2019-06-10" calcext:value-type="date">
            <text:p>106</text:p>
          </table:table-cell>
          <table:table-cell table:style-name="ce21" table:formula="of:=[.Q28]+7" office:value-type="date" office:date-value="2019-06-17" calcext:value-type="date">
            <text:p>176</text:p>
          </table:table-cell>
          <table:table-cell table:style-name="ce21" table:formula="of:=[.R28]+7" office:value-type="date" office:date-value="2019-06-24" calcext:value-type="date">
            <text:p>246</text:p>
          </table:table-cell>
          <table:table-cell table:style-name="ce21" table:formula="of:=[.S28]+7" office:value-type="date" office:date-value="2019-07-01" calcext:value-type="date">
            <text:p>17</text:p>
          </table:table-cell>
          <table:table-cell table:style-name="ce21" table:formula="of:=[.T28]+7" office:value-type="date" office:date-value="2019-07-08" calcext:value-type="date">
            <text:p>87</text:p>
          </table:table-cell>
          <table:table-cell table:style-name="ce21" table:formula="of:=[.U28]+7" office:value-type="date" office:date-value="2019-07-15" calcext:value-type="date">
            <text:p>157</text:p>
          </table:table-cell>
          <table:table-cell table:style-name="ce21" table:formula="of:=[.V28]+7" office:value-type="date" office:date-value="2019-07-22" calcext:value-type="date">
            <text:p>227</text:p>
          </table:table-cell>
          <table:table-cell table:style-name="ce21" table:formula="of:=[.W28]+7" office:value-type="date" office:date-value="2019-07-29" calcext:value-type="date">
            <text:p>297</text:p>
          </table:table-cell>
          <table:table-cell table:style-name="ce21" table:formula="of:=[.X28]+7" office:value-type="date" office:date-value="2019-08-05" calcext:value-type="date">
            <text:p>58</text:p>
          </table:table-cell>
          <table:table-cell table:style-name="ce21" table:formula="of:=[.Y28]+7" office:value-type="date" office:date-value="2019-08-12" calcext:value-type="date">
            <text:p>128</text:p>
          </table:table-cell>
          <table:table-cell table:style-name="ce21" table:formula="of:=[.Z28]+7" office:value-type="date" office:date-value="2019-08-19" calcext:value-type="date">
            <text:p>198</text:p>
          </table:table-cell>
          <table:table-cell table:style-name="ce21" table:formula="of:=[.AA28]+7" office:value-type="date" office:date-value="2019-08-26" calcext:value-type="date">
            <text:p>268</text:p>
          </table:table-cell>
          <table:table-cell table:number-columns-repeated="47"/>
        </table:table-row>
        <calcext:conditional-formats>
          <calcext:conditional-format calcext:target-range-address="Sheet1.M11:Sheet1.P14 Sheet1.Q11:Sheet1.AB11 Sheet1.C15:Sheet1.I15 Sheet1.O15:Sheet1.P15 Sheet1.Q17:Sheet1.Z18 Sheet1.Q17:Sheet1.W18 Sheet1.P17:Sheet1.P18 Sheet1.AA17:Sheet1.AB20 Sheet1.C6:Sheet1.AB9 Sheet1.C12:Sheet1.L14 Sheet1.O17:Sheet1.O18 Sheet1.C17:Sheet1.E17 Sheet1.C19:Sheet1.M19 Sheet1.Q22:Sheet1.AB22 Sheet1.C21:Sheet1.U22 Sheet1.Q14:Sheet1.AB15 Sheet1.Q13:Sheet1.W15">
            <calcext:condition calcext:apply-style-name="Untitled1" calcext:value="formula-is(NOT(ISBLANK([.C6])))" calcext:base-cell-address="Sheet1.C6"/>
          </calcext:conditional-format>
          <calcext:conditional-format calcext:target-range-address="Sheet1.Q12:Sheet1.AB12">
            <calcext:condition calcext:apply-style-name="Untitled1" calcext:value="formula-is(NOT(ISBLANK([.Q12])))" calcext:base-cell-address="Sheet1.Q12"/>
          </calcext:conditional-format>
          <calcext:conditional-format calcext:target-range-address="Sheet1.AB13:Sheet1.AB13">
            <calcext:condition calcext:apply-style-name="Untitled1" calcext:value="formula-is(NOT(ISBLANK([.AB13])))" calcext:base-cell-address="Sheet1.AB13"/>
          </calcext:conditional-format>
          <calcext:conditional-format calcext:target-range-address="Sheet1.X13:Sheet1.AA13">
            <calcext:condition calcext:apply-style-name="Untitled1" calcext:value="formula-is(NOT(ISBLANK([.X13])))" calcext:base-cell-address="Sheet1.X13"/>
          </calcext:conditional-format>
          <calcext:conditional-format calcext:target-range-address="Sheet1.M15:Sheet1.N15">
            <calcext:condition calcext:apply-style-name="Untitled1" calcext:value="formula-is(NOT(ISBLANK([.M15])))" calcext:base-cell-address="Sheet1.M15"/>
          </calcext:conditional-format>
          <calcext:conditional-format calcext:target-range-address="Sheet1.J15:Sheet1.L15">
            <calcext:condition calcext:apply-style-name="Untitled1" calcext:value="formula-is(NOT(ISBLANK([.J15])))" calcext:base-cell-address="Sheet1.J15"/>
          </calcext:conditional-format>
          <calcext:conditional-format calcext:target-range-address="Sheet1.U20:Sheet1.Z20 Sheet1.W19:Sheet1.Z19">
            <calcext:condition calcext:apply-style-name="Untitled1" calcext:value="formula-is(NOT(ISBLANK([.U19])))" calcext:base-cell-address="Sheet1.U19"/>
          </calcext:conditional-format>
          <calcext:conditional-format calcext:target-range-address="Sheet1.V21:Sheet1.Z21">
            <calcext:condition calcext:apply-style-name="Untitled1" calcext:value="formula-is(NOT(ISBLANK([.V21])))" calcext:base-cell-address="Sheet1.V21"/>
          </calcext:conditional-format>
          <calcext:conditional-format calcext:target-range-address="Sheet1.AA21:Sheet1.AA21">
            <calcext:condition calcext:apply-style-name="Untitled1" calcext:value="formula-is(NOT(ISBLANK([.AA21])))" calcext:base-cell-address="Sheet1.AA21"/>
          </calcext:conditional-format>
          <calcext:conditional-format calcext:target-range-address="Sheet1.AB21:Sheet1.AB21">
            <calcext:condition calcext:apply-style-name="Untitled1" calcext:value="formula-is(NOT(ISBLANK([.AB21])))" calcext:base-cell-address="Sheet1.AB21"/>
          </calcext:conditional-format>
          <calcext:conditional-format calcext:target-range-address="Sheet1.C11:Sheet1.L11">
            <calcext:condition calcext:apply-style-name="Untitled1" calcext:value="formula-is(NOT(ISBLANK([.C11])))" calcext:base-cell-address="Sheet1.C11"/>
          </calcext:conditional-format>
          <calcext:conditional-format calcext:target-range-address="Sheet1.C20:Sheet1.P20">
            <calcext:condition calcext:apply-style-name="Untitled1" calcext:value="formula-is(NOT(ISBLANK([.C20])))" calcext:base-cell-address="Sheet1.C20"/>
          </calcext:conditional-format>
          <calcext:conditional-format calcext:target-range-address="Sheet1.Q20:Sheet1.T20">
            <calcext:condition calcext:apply-style-name="Untitled1" calcext:value="formula-is(NOT(ISBLANK([.Q20])))" calcext:base-cell-address="Sheet1.Q20"/>
          </calcext:conditional-format>
          <calcext:conditional-format calcext:target-range-address="Sheet1.C18:Sheet1.N18">
            <calcext:condition calcext:apply-style-name="Untitled1" calcext:value="formula-is(NOT(ISBLANK([.C18])))" calcext:base-cell-address="Sheet1.C18"/>
          </calcext:conditional-format>
          <calcext:conditional-format calcext:target-range-address="Sheet1.C25:Sheet1.AB25 Sheet1.C23:Sheet1.AB23">
            <calcext:condition calcext:apply-style-name="Untitled1" calcext:value="formula-is(NOT(ISBLANK([.C23])))" calcext:base-cell-address="Sheet1.C23"/>
          </calcext:conditional-format>
          <calcext:conditional-format calcext:target-range-address="Sheet1.C24:Sheet1.AB24">
            <calcext:condition calcext:apply-style-name="Untitled1" calcext:value="formula-is(NOT(ISBLANK([.C24])))" calcext:base-cell-address="Sheet1.C24"/>
          </calcext:conditional-format>
          <calcext:conditional-format calcext:target-range-address="Sheet1.F17:Sheet1.N17">
            <calcext:condition calcext:apply-style-name="Untitled1" calcext:value="formula-is(NOT(ISBLANK([.F17])))" calcext:base-cell-address="Sheet1.F17"/>
          </calcext:conditional-format>
          <calcext:conditional-format calcext:target-range-address="Sheet1.M10:Sheet1.AB10">
            <calcext:condition calcext:apply-style-name="Untitled1" calcext:value="formula-is(NOT(ISBLANK([.M10])))" calcext:base-cell-address="Sheet1.M10"/>
          </calcext:conditional-format>
          <calcext:conditional-format calcext:target-range-address="Sheet1.C10:Sheet1.L10">
            <calcext:condition calcext:apply-style-name="Untitled1" calcext:value="formula-is(NOT(ISBLANK([.C10])))" calcext:base-cell-address="Sheet1.C10"/>
          </calcext:conditional-format>
          <calcext:conditional-format calcext:target-range-address="Sheet1.V19:Sheet1.V19">
            <calcext:condition calcext:apply-style-name="Untitled1" calcext:value="formula-is(NOT(ISBLANK([.V19])))" calcext:base-cell-address="Sheet1.V19"/>
          </calcext:conditional-format>
          <calcext:conditional-format calcext:target-range-address="Sheet1.N19:Sheet1.P19">
            <calcext:condition calcext:apply-style-name="Untitled1" calcext:value="formula-is(NOT(ISBLANK([.N19])))" calcext:base-cell-address="Sheet1.N19"/>
          </calcext:conditional-format>
          <calcext:conditional-format calcext:target-range-address="Sheet1.Q19:Sheet1.U19">
            <calcext:condition calcext:apply-style-name="Untitled1" calcext:value="formula-is(NOT(ISBLANK([.Q19])))" calcext:base-cell-address="Sheet1.Q19"/>
          </calcext:conditional-format>
          <calcext:conditional-format calcext:target-range-address="Sheet1.C16:Sheet1.I16 Sheet1.O16:Sheet1.AB16">
            <calcext:condition calcext:apply-style-name="Untitled1" calcext:value="formula-is(NOT(ISBLANK([.C15])))" calcext:base-cell-address="Sheet1.C15"/>
          </calcext:conditional-format>
          <calcext:conditional-format calcext:target-range-address="Sheet1.M16:Sheet1.N16">
            <calcext:condition calcext:apply-style-name="Untitled1" calcext:value="formula-is(NOT(ISBLANK([.M15])))" calcext:base-cell-address="Sheet1.M15"/>
          </calcext:conditional-format>
          <calcext:conditional-format calcext:target-range-address="Sheet1.J16:Sheet1.L16">
            <calcext:condition calcext:apply-style-name="Untitled1" calcext:value="formula-is(NOT(ISBLANK([.J15])))" calcext:base-cell-address="Sheet1.J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/>
      <number:text>-</number:text>
      <number:month number:textual="true"/>
    </number:date-style>
    <number:date-style style:name="N123">
      <number:day number:style="long"/>
      <number:text>-</number:text>
      <number:month number:style="long"/>
    </number:date-style>
    <number:date-style style:name="N124">
      <number:day number:style="long"/>
      <number:text> </number:text>
      <number:month number:style="long"/>
    </number:date-style>
    <number:number-style style:name="N125">
      <number:number number:decimal-places="0" loext:min-decimal-places="0" number:min-integer-digits="2"/>
    </number:number-style>
    <number:date-style style:name="N126">
      <number:day/>
      <number:month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229.99mm" fo:page-height="95mm" style:num-format="1" style:print-orientation="landscape" fo:margin-top="0.49mm" fo:margin-bottom="0.49mm" fo:margin-left="0.49mm" fo:margin-right="0.49mm" style:shadow="none" fo:background-color="transparent" style:scale-to="94%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0/00/0000</text:date>, <text:time style:data-style-name="N2" text:time-value="10:24:01.821432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3:26:59.706122631</meta:creation-date>
    <dc:date>2019-03-14T10:36:58.953474921</dc:date>
    <meta:editing-duration>PT50M14S</meta:editing-duration>
    <meta:editing-cycles>24</meta:editing-cycles>
    <meta:generator>LibreOffice/5.1.6.2$Linux_X86_64 LibreOffice_project/10m0$Build-2</meta:generator>
    <meta:document-statistic meta:table-count="1" meta:cell-count="222" meta:object-count="0"/>
  </office:meta>
</office:document-meta>
</file>